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7ab5" officeooo:paragraph-rsid="00117ab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7ab5" officeooo:paragraph-rsid="0013945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7ab5" officeooo:paragraph-rsid="0013d16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7ab5" officeooo:paragraph-rsid="001585e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3945d" officeooo:paragraph-rsid="0013945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3945d" officeooo:paragraph-rsid="001585e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3d162" officeooo:paragraph-rsid="0013d16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3d162" officeooo:paragraph-rsid="001585e2" style:font-size-asian="12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7ab5" officeooo:paragraph-rsid="0013945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3d162" officeooo:paragraph-rsid="0016f7d7" style:font-size-asian="12pt" style:font-weight-asian="normal" style:font-size-complex="12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17ab5" style:font-size-asian="10pt" style:font-size-complex="1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officeooo:rsid="00117ab5" style:font-size-asian="26pt" style:font-size-complex="26pt"/>
    </style:style>
    <style:style style:name="T5" style:family="text">
      <style:text-properties fo:font-size="15pt" officeooo:rsid="0012e8ef" style:font-size-asian="15pt" style:font-size-complex="15pt"/>
    </style:style>
    <style:style style:name="T6" style:family="text">
      <style:text-properties officeooo:rsid="00117ab5"/>
    </style:style>
    <style:style style:name="gr1" style:family="graphic">
      <style:graphic-properties svg:stroke-color="#000000" draw:fill="none" draw:textarea-vertical-align="middle" draw:auto-grow-height="false" fo:min-height="7.41cm" fo:min-width="0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3.175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Eu Me Rendo</text:span><text:tab/><text:tab/><text:span text:style-name="T1">Renascer Praise<text:tab/></text:span><text:span text:style-name="T5">[ 24 ]</text:span></text:p>
      <text:p text:style-name="P2"><draw:custom-shape text:anchor-type="paragraph" draw:z-index="0" draw:style-name="gr1" draw:text-style-name="P11" svg:width="0.53cm" svg:height="7.409cm" svg:x="10.329cm" svg:y="-0.1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A ti eu vou clamar; Pois tudo vem de ti</text:p>
      <text:p text:style-name="P1">E tudo está em ti</text:p>
      <text:p text:style-name="P1">Por ti vou caminhar; Tu és a direção</text:p>
      <text:p text:style-name="P1">O sol a me guiar</text:p>
      <text:p text:style-name="P1"><draw:frame text:anchor-type="paragraph" draw:z-index="2" draw:style-name="gr3" draw:text-style-name="P12" svg:width="0.636cm" svg:height="0.546cm" svg:x="11.202cm" svg:y="-0.06cm"><draw:text-box><text:p>2x</text:p></draw:text-box></draw:frame>Tudo pode passar</text:p>
      <text:p text:style-name="P1">Teu amor jamais me deixará</text:p>
      <text:p text:style-name="P1">Sempre há de existir</text:p>
      <text:p text:style-name="P1">Novo amanhã preparado pra mim</text:p>
      <text:p text:style-name="P1">Preparado pra mim</text:p>
      <text:p text:style-name="P5">Preparado pra mim; Preparado pra mim</text:p>
      <text:p text:style-name="P1"/>
      <text:p text:style-name="P1"><draw:custom-shape text:anchor-type="paragraph" draw:z-index="1" draw:style-name="gr2" draw:text-style-name="P11" svg:width="0.398cm" svg:height="3.176cm" svg:x="9.641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me rendo aos teus pés</text:p>
      <text:p text:style-name="P1">És tudo que eu preciso pra viver</text:p>
      <text:p text:style-name="P1"><draw:frame text:anchor-type="paragraph" draw:z-index="3" draw:style-name="gr3" draw:text-style-name="P12" svg:width="0.579cm" svg:height="0.546cm" svg:x="10.257cm" svg:y="-0.314cm"><draw:text-box><text:p>2x</text:p></draw:text-box></draw:frame>Eu me lanço aos teus braços</text:p>
      <text:p text:style-name="P1">Onde encontro meu refúgio</text:p>
      <text:p text:style-name="P7">Jesus, eis-me aqui; Jesus, eis-me aqui</text:p>
      <text:p text:style-name="P3"><draw:custom-shape text:anchor-type="paragraph" draw:z-index="4" draw:style-name="gr2" draw:text-style-name="P11" svg:width="0.398cm" svg:height="3.176cm" svg:x="9.641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me rendo aos teus pés</text:p>
      <text:p text:style-name="P3">És tudo que eu preciso pra viver</text:p>
      <text:p text:style-name="P3"><draw:frame text:anchor-type="paragraph" draw:z-index="5" draw:style-name="gr3" draw:text-style-name="P12" svg:width="0.579cm" svg:height="0.546cm" svg:x="10.257cm" svg:y="-0.314cm"><draw:text-box><text:p>2x</text:p></draw:text-box></draw:frame>Eu me lanço aos teus braços</text:p>
      <text:p text:style-name="P3">Onde encontro meu refúgio</text:p>
      <text:p text:style-name="P7">Jesus, eis-me aqui; Jesus, eis-me aqui</text:p>
      <text:p text:style-name="P10">Jesus, eis-me aqui; Jesus, eis-me aqui</text:p>
      <text:p text:style-name="P10"><text:span text:style-name="T4">Eu Me Rendo</text:span><text:span text:style-name="T6"><text:tab/><text:tab/></text:span><text:span text:style-name="T2">Renascer Praise<text:tab/></text:span><text:span text:style-name="T5">[ 24 ]</text:span></text:p>
      <text:p text:style-name="P4"><draw:custom-shape text:anchor-type="paragraph" draw:z-index="6" draw:style-name="gr1" draw:text-style-name="P11" svg:width="0.53cm" svg:height="7.409cm" svg:x="10.329cm" svg:y="-0.1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A ti eu vou clamar; Pois tudo vem de ti</text:p>
      <text:p text:style-name="P4">E tudo está em ti</text:p>
      <text:p text:style-name="P4">Por ti vou caminhar; Tu és a direção</text:p>
      <text:p text:style-name="P4">O sol a me guiar</text:p>
      <text:p text:style-name="P4"><draw:frame text:anchor-type="paragraph" draw:z-index="8" draw:style-name="gr3" draw:text-style-name="P12" svg:width="0.636cm" svg:height="0.546cm" svg:x="11.202cm" svg:y="-0.06cm"><draw:text-box><text:p>2x</text:p></draw:text-box></draw:frame>Tudo pode passar</text:p>
      <text:p text:style-name="P4">Teu amor jamais me deixará</text:p>
      <text:p text:style-name="P4">Sempre há de existir</text:p>
      <text:p text:style-name="P4">Novo amanhã preparado pra mim</text:p>
      <text:p text:style-name="P4">Preparado pra mim</text:p>
      <text:p text:style-name="P6">Preparado pra mim; Preparado pra mim</text:p>
      <text:p text:style-name="P4"/>
      <text:p text:style-name="P4"><draw:custom-shape text:anchor-type="paragraph" draw:z-index="7" draw:style-name="gr2" draw:text-style-name="P11" svg:width="0.398cm" svg:height="3.176cm" svg:x="9.641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me rendo aos teus pés</text:p>
      <text:p text:style-name="P4">És tudo que eu preciso pra viver</text:p>
      <text:p text:style-name="P4"><draw:frame text:anchor-type="paragraph" draw:z-index="9" draw:style-name="gr3" draw:text-style-name="P12" svg:width="0.579cm" svg:height="0.546cm" svg:x="10.257cm" svg:y="-0.314cm"><draw:text-box><text:p>2x</text:p></draw:text-box></draw:frame>Eu me lanço aos teus braços</text:p>
      <text:p text:style-name="P4">Onde encontro meu refúgio</text:p>
      <text:p text:style-name="P8">Jesus, eis-me aqui; Jesus, eis-me aqui</text:p>
      <text:p text:style-name="P4"><draw:custom-shape text:anchor-type="paragraph" draw:z-index="10" draw:style-name="gr2" draw:text-style-name="P11" svg:width="0.398cm" svg:height="3.176cm" svg:x="9.641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me rendo aos teus pés</text:p>
      <text:p text:style-name="P4">És tudo que eu preciso pra viver</text:p>
      <text:p text:style-name="P4"><draw:frame text:anchor-type="paragraph" draw:z-index="11" draw:style-name="gr3" draw:text-style-name="P12" svg:width="0.579cm" svg:height="0.546cm" svg:x="10.257cm" svg:y="-0.314cm"><draw:text-box><text:p>2x</text:p></draw:text-box></draw:frame>Eu me lanço aos teus braços</text:p>
      <text:p text:style-name="P4">Onde encontro meu refúgio</text:p>
      <text:p text:style-name="P8">Jesus, eis-me aqui; Jesus, eis-me aqui</text:p>
      <text:p text:style-name="P8">Jesus, eis-me aqui; Jesus, eis-me aq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2:48:52.301022143</dc:date>
    <meta:editing-cycles>16</meta:editing-cycles>
    <meta:editing-duration>PT38M11S</meta:editing-duration>
    <meta:generator>LibreOffice/5.1.4.2$Linux_X86_64 LibreOffice_project/10m0$Build-2</meta:generator>
    <meta:document-statistic meta:table-count="0" meta:image-count="0" meta:object-count="0" meta:page-count="1" meta:paragraph-count="44" meta:word-count="252" meta:character-count="1234" meta:non-whitespace-character-count="1024"/>
  </office:meta>
</office:document-meta>
</file>